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fo:font-size="30pt" style:text-underline-style="solid" style:text-underline-width="auto" style:text-underline-color="font-color" style:font-size-asian="30pt" style:font-size-complex="30pt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text-properties fo:font-size="18pt" style:text-underline-style="solid" style:text-underline-width="auto" style:text-underline-color="font-color" style:font-size-asian="18pt" style:font-size-complex="18pt"/>
    </style:style>
    <style:style style:name="P4" style:family="paragraph" style:parent-style-name="Standard">
      <style:text-properties fo:font-size="30pt" style:text-underline-style="solid" style:text-underline-width="auto" style:text-underline-color="font-color" style:font-size-asian="30pt" style:font-size-complex="30pt"/>
    </style:style>
    <style:style style:name="P5" style:family="paragraph" style:parent-style-name="Standard">
      <style:paragraph-properties fo:margin-left="0in" fo:margin-right="0in" fo:text-indent="0.5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color="#ff0000" fo:font-size="30pt" style:text-underline-style="solid" style:text-underline-width="auto" style:text-underline-color="font-color" style:font-size-asian="30pt" style:font-size-complex="30pt"/>
    </style:style>
    <style:style style:name="T2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Cahier des charges</text:span></text:p>
      <text:p text:style-name="P1"/>
      <text:p text:style-name="P2"/>
      <text:p text:style-name="Standard"><text:span text:style-name="T2">-Un joueur</text:span></text:p>
      <text:p text:style-name="Standard"><text:span text:style-name="T2">-Avoir une fenêtre de taille HD (1145 * 720)</text:span></text:p>
      <text:p text:style-name="Standard"><text:span text:style-name="T2">-Créer un jeu qui doit :</text:span></text:p>
      <text:p text:style-name="P5"><text:span text:style-name="T2">- Pouvoir déplacer le joueur à l’aide du clavier</text:span></text:p>
      <text:p text:style-name="P5"><text:span text:style-name="T2">- Pouvoir tuer des ennemis </text:span></text:p>
      <text:p text:style-name="P5"><text:span text:style-name="T2">- Avoir des ennemis qui se déplacent tout seul </text:span></text:p>
      <text:p text:style-name="P5"><text:span text:style-name="T2">- Avoir une carte générée aléatoirement </text:span></text:p>
      <text:p text:style-name="P5"><text:span text:style-name="T2">- Pouvoir diriger l’épée </text:span></text:p>
      <text:p text:style-name="P5"><text:span text:style-name="T2">- Pouvoir perdre des vies </text:span></text:p>
      <text:p text:style-name="P5"><text:span text:style-name="T2">- Pouvoir mourir</text:span></text:p>
      <text:p text:style-name="P6"><text:span text:style-name="T2">-Pouvoir sauvegarder les scores </text:span></text:p>
      <text:p text:style-name="P6"><text:span text:style-name="T2">-Avoir des effets sonore </text:span></text:p>
      <text:p text:style-name="P2"/>
      <text:p text:style-name="P3"/>
      <text:p text:style-name="P3"/>
      <text:p text:style-name="P3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3" meta:word-count="69" meta:character-count="382" meta:non-whitespace-character-count="319"/>
    <meta:generator>LibreOfficeDev/6.0.5.2$Linux_X86_64 LibreOffice_project/</meta:generator>
  </office:meta>
</office:document-meta>
</file>